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200858" officeooo:paragraph-rsid="00200858"/>
    </style:style>
    <style:style style:name="P2" style:family="paragraph" style:parent-style-name="Table_20_Contents">
      <style:paragraph-properties fo:text-align="center" style:justify-single-word="false"/>
      <style:text-properties fo:font-weight="bold" officeooo:rsid="00200858" officeooo:paragraph-rsid="00200858" style:font-weight-asian="bold" style:font-weight-complex="bold"/>
    </style:style>
    <style:style style:name="P3" style:family="paragraph" style:parent-style-name="Standard">
      <style:text-properties fo:font-weight="bold" officeooo:rsid="001e30ac" officeooo:paragraph-rsid="001e30ac" style:font-weight-asian="bold" style:font-weight-complex="bold"/>
    </style:style>
    <style:style style:name="P4" style:family="paragraph" style:parent-style-name="Standard">
      <style:paragraph-properties fo:text-align="center" style:justify-single-word="false"/>
      <style:text-properties fo:font-weight="bold" officeooo:rsid="00200858" officeooo:paragraph-rsid="00200858" style:font-weight-asian="bold" style:font-weight-complex="bold"/>
    </style:style>
    <style:style style:name="P5" style:family="paragraph" style:parent-style-name="Standard">
      <style:text-properties fo:font-weight="normal" officeooo:rsid="001e30ac" officeooo:paragraph-rsid="001e30ac" style:font-weight-asian="normal" style:font-weight-complex="normal"/>
    </style:style>
    <style:style style:name="P6" style:family="paragraph" style:parent-style-name="Standard">
      <style:text-properties fo:font-weight="normal" officeooo:rsid="001e30ac" officeooo:paragraph-rsid="00200858" style:font-weight-asian="normal" style:font-weight-complex="normal"/>
    </style:style>
    <style:style style:name="P7" style:family="paragraph" style:parent-style-name="Standard">
      <style:text-properties fo:font-weight="normal" officeooo:rsid="00200858" officeooo:paragraph-rsid="00200858"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erramientas de desarrollo</text:p>
      <text:p text:style-name="P5"/>
      <text:p text:style-name="P5">Vamos a hacer una disertación entre las dos “fases principales” que componen el proyecto: Fase de diseño, Fase de desarrollo.</text:p>
      <text:p text:style-name="P5"/>
      <text:p text:style-name="P3">Fase de diseño:</text:p>
      <text:p text:style-name="P3"/>
      <text:p text:style-name="P5">Para la fase de diseño, se determinó importante hacer uso del lenguaje de modelado UML para realizar el diseño de cada uno de los componentes y casos de uso que conforman el sistema. Para esto, vamos a hacer uso de ArgoUML.</text:p>
      <text:p text:style-name="P5"/>
      <text:p text:style-name="P5">Para el diseño entidad relación de la base de datos, vamos a hacer uso de la herramienta de diseño SQL Power Architect, que además permite la generación automática de Scripts, para facilitar la construcción de la base de datos.</text:p>
      <text:p text:style-name="P5"/>
      <text:p text:style-name="P3">Fase de desarrollo</text:p>
      <text:p text:style-name="P3"/>
      <text:p text:style-name="P5">Para la fase de desarrollo, se deteminó que es de vital importancia hacer uso de un editor de texto para realizar la codificación del programa. En este caso, decidimos utilizar Sublime Text 3, debido a la gran cantidad de plugins que posee para agilizar el desarrollo en diversos lenguajes de programación. Vamos a utilizarlos principalmente para trabajar en el Front-End de la aplicación y en los Scripts de base de datos.</text:p>
      <text:p text:style-name="P5"/>
      <text:p text:style-name="P5">Se requiere un editor especializado para el desarrollo del Back-End en Java, en este caso decidimos utilizar Netbeans 8.2 porque es un IDE sumamente robusto y popular a nivel mundial cuenta con soporte para el control de versiones Git.</text:p>
      <text:p text:style-name="P5"/>
      <text:p text:style-name="P5">Para la administración del código fuente vamos a hacer uso de un repositorio de control de versiones, en este caso: Git.</text:p>
      <text:p text:style-name="P5"/>
      <text:p text:style-name="P7">Para la administración de la metología de desarrollo seleccionada (Scrum) haremos uso de la plataforma Jira.</text:p>
      <text:p text:style-name="P5"/>
      <text:p text:style-name="P3">Administración</text:p>
      <text:p text:style-name="P3"/>
      <text:p text:style-name="P5">Para la administración del sistema, requerimos de sistemas para la administración de Base de datos: en este caso vamos a utilizar PhpPgAdmin y PgAdminIII para facilitar esta tarea.</text:p>
      <text:p text:style-name="P5"/>
      <text:p text:style-name="P5"/>
      <text:p text:style-name="P7">RESUMEN</text:p>
      <text:p text:style-name="P7"/>
      <table:table table:name="Table1" table:style-name="Table1">
        <table:table-column table:style-name="Table1.A" table:number-columns-repeated="2"/>
        <table:table-row>
          <table:table-cell table:style-name="Table1.A1" table:number-columns-spanned="2" office:value-type="string">
            <text:p text:style-name="P2">DISEÑO</text:p>
          </table:table-cell>
          <table:covered-table-cell/>
        </table:table-row>
        <table:table-row>
          <table:table-cell table:style-name="Table1.A2" office:value-type="string">
            <text:p text:style-name="P6">ArgoUML</text:p>
          </table:table-cell>
          <table:table-cell table:style-name="Table1.B2" office:value-type="string">
            <text:p text:style-name="P1">Software para modelamiento UML.</text:p>
            <text:p text:style-name="P1"/>
          </table:table-cell>
        </table:table-row>
        <table:table-row>
          <table:table-cell table:style-name="Table1.A2" office:value-type="string">
            <text:p text:style-name="P6">SQL Power Architect</text:p>
          </table:table-cell>
          <table:table-cell table:style-name="Table1.B2" office:value-type="string">
            <text:p text:style-name="P1">Software para diseño de bases de datos relacionales.</text:p>
            <text:p text:style-name="P1"/>
          </table:table-cell>
        </table:table-row>
        <text:soft-page-break/>
        <table:table-row>
          <table:table-cell table:style-name="Table1.B2" table:number-columns-spanned="2" office:value-type="string">
            <text:p text:style-name="P2">DESARROLLO</text:p>
          </table:table-cell>
          <table:covered-table-cell/>
        </table:table-row>
        <table:table-row>
          <table:table-cell table:style-name="Table1.A2" office:value-type="string">
            <text:p text:style-name="P6">Sublime Text 3</text:p>
          </table:table-cell>
          <table:table-cell table:style-name="Table1.B2" office:value-type="string">
            <text:p text:style-name="P1">Editor de texto de propósito general, especializado en código.</text:p>
          </table:table-cell>
        </table:table-row>
        <table:table-row>
          <table:table-cell table:style-name="Table1.A2" office:value-type="string">
            <text:p text:style-name="P1">Netbeans 8.2</text:p>
          </table:table-cell>
          <table:table-cell table:style-name="Table1.B2" office:value-type="string">
            <text:p text:style-name="P1">IDE de desarrollo especializado en Java. También soporta lenguajes como HTML o PHP.</text:p>
          </table:table-cell>
        </table:table-row>
        <table:table-row>
          <table:table-cell table:style-name="Table1.A2" office:value-type="string">
            <text:p text:style-name="P1">Git</text:p>
          </table:table-cell>
          <table:table-cell table:style-name="Table1.B2" office:value-type="string">
            <text:p text:style-name="P1">Sistema de control de versiones con repositorio.</text:p>
          </table:table-cell>
        </table:table-row>
        <table:table-row>
          <table:table-cell table:style-name="Table1.A2" office:value-type="string">
            <text:p text:style-name="P7">Jira</text:p>
          </table:table-cell>
          <table:table-cell table:style-name="Table1.B2" office:value-type="string">
            <text:p text:style-name="P1">Sistema de administración para metodologías de desarrollo rápido en Software.</text:p>
          </table:table-cell>
        </table:table-row>
        <table:table-row>
          <table:table-cell table:style-name="Table1.B2" table:number-columns-spanned="2" office:value-type="string">
            <text:p text:style-name="P4">ADMINISTRACIÓN</text:p>
          </table:table-cell>
          <table:covered-table-cell/>
        </table:table-row>
        <table:table-row>
          <table:table-cell table:style-name="Table1.A2" office:value-type="string">
            <text:p text:style-name="P6">PhpPgAdmin</text:p>
          </table:table-cell>
          <table:table-cell table:style-name="Table1.B2" office:value-type="string">
            <text:p text:style-name="P1">Administrador Web para base de datos PostgreSQL.</text:p>
          </table:table-cell>
        </table:table-row>
        <table:table-row>
          <table:table-cell table:style-name="Table1.A2" office:value-type="string">
            <text:p text:style-name="P6">PgAdminIII</text:p>
          </table:table-cell>
          <table:table-cell table:style-name="Table1.B2" office:value-type="string">
            <text:p text:style-name="P1">Administrador de escritorio para base de datos PostgreSQL.</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0T08:15:48.258086493</meta:creation-date>
    <dc:date>2017-03-10T08:36:03.864109130</dc:date>
    <meta:editing-duration>PT8M18S</meta:editing-duration>
    <meta:editing-cycles>1</meta:editing-cycles>
    <meta:generator>LibreOffice/5.2.3.3$Linux_X86_64 LibreOffice_project/20m0$Build-3</meta:generator>
    <meta:document-statistic meta:table-count="1" meta:image-count="0" meta:object-count="0" meta:page-count="2" meta:paragraph-count="32" meta:word-count="368" meta:character-count="2289" meta:non-whitespace-character-count="1953"/>
  </office:meta>
</office:document-meta>
</file>